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application/rdf+xml" manifest:full-path="manifest.rdf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65.7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2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2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2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2">
          <table:covered-table-cell table:number-columns-repeated="4" table:style-name="ce2"/>
          <table:table-cell table:style-name="ce3" office:value-type="string" calcext:value-type="string" table:number-columns-spanned="2" table:number-rows-spanned="1">
            <text:p>REMUNERAÇÃO BÁSICA</text:p>
          </table:table-cell>
          <table:covered-table-cell table:style-name="ce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2"/>
          <table:table-cell table:style-name="ce4" office:value-type="string" calcext:value-type="string">
            <text:p>Remuneração do Cargo Efetivo <text:s text:c="16"/>(a)</text:p>
          </table:table-cell>
          <table:table-cell table:style-name="ce4" office:value-type="string" calcext:value-type="string">
            <text:p>Outras Verbas Remuneratórias, Legais ou Judiciais <text:s text:c="15"/>(b)</text:p>
          </table:table-cell>
          <table:table-cell table:style-name="ce4" office:value-type="string" calcext:value-type="string">
            <text:p>Função de Confiança ou Cargo em Comissão <text:s text:c="10"/>(c)</text:p>
          </table:table-cell>
          <table:table-cell table:style-name="ce4" office:value-type="string" calcext:value-type="string">
            <text:p>Gratificação Natalina <text:s text:c="13"/>(d)</text:p>
          </table:table-cell>
          <table:table-cell table:style-name="ce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4" office:value-type="string" calcext:value-type="string">
            <text:p>Imposto de Renda <text:s text:c="19"/>(i)</text:p>
          </table:table-cell>
          <table:table-cell table:style-name="ce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4" office:value-type="string" calcext:value-type="string">
            <text:p>Auxílio Alimentação</text:p>
          </table:table-cell>
          <table:table-cell table:style-name="ce4" office:value-type="string" calcext:value-type="string">
            <text:p>Auxílio Transporte</text:p>
          </table:table-cell>
          <table:table-cell table:style-name="ce4" office:value-type="string" calcext:value-type="string">
            <text:p>Auxílio Moradia</text:p>
          </table:table-cell>
          <table:table-cell table:style-name="ce4" office:value-type="string" calcext:value-type="string">
            <text:p>Férias Indenizadas</text:p>
          </table:table-cell>
          <table:table-cell table:style-name="ce4" office:value-type="string" calcext:value-type="string">
            <text:p>Férias Indenizadas de Estágio</text:p>
          </table:table-cell>
          <table:table-cell table:style-name="ce4" office:value-type="string" calcext:value-type="string">
            <text:p>Insalubridade</text:p>
          </table:table-cell>
          <table:table-cell table:style-name="ce4" office:value-type="string" calcext:value-type="string">
            <text:p>Remuneração Lei 6773</text:p>
          </table:table-cell>
          <table:table-cell table:style-name="ce4" office:value-type="string" calcext:value-type="string">
            <text:p>Remuneração Lei 6818</text:p>
          </table:table-cell>
          <table:table-cell table:style-name="ce4" office:value-type="string" calcext:value-type="string">
            <text:p>Diferença de Entrância</text:p>
          </table:table-cell>
          <table:table-cell table:style-name="ce4" office:value-type="string" calcext:value-type="string">
            <text:p>Remuneração Lei 6773 / Ato 09/2012</text:p>
          </table:table-cell>
          <table:table-cell table:style-name="ce4" office:value-type="string" calcext:value-type="string">
            <text:p>Remuneração Ato 11/2018</text:p>
          </table:table-cell>
          <table:table-cell table:style-name="ce4" office:value-type="string" calcext:value-type="string">
            <text:p>Coordenação de Grupos de Trabalho</text:p>
          </table:table-cell>
          <table:table-cell table:style-name="ce4" office:value-type="string" calcext:value-type="string">
            <text:p>Participação em Comissões e Projetos</text:p>
          </table:table-cell>
          <table:table-cell table:style-name="ce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JE DE SOUZA ACCIOLY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5483.54">
            <text:p>5.483,54</text:p>
          </table:table-cell>
          <table:table-cell office:value-type="float" office:value="0.00">
            <text:p>0</text:p>
          </table:table-cell>
          <table:table-cell office:value-type="float" office:value="8214.32">
            <text:p>8.214,32</text:p>
          </table:table-cell>
          <table:table-cell office:value-type="float" office:value="22256.79">
            <text:p>22.256,7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FRANIO ROBERTO PEREIRA DE QUEIROZ<text:s text:c="4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A NIVEA DE BARROS MENDES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6199.89">
            <text:p>6.199,89</text:p>
          </table:table-cell>
          <table:table-cell office:value-type="float" office:value="0.00">
            <text:p>0</text:p>
          </table:table-cell>
          <table:table-cell office:value-type="float" office:value="8679.29">
            <text:p>8.679,29</text:p>
          </table:table-cell>
          <table:table-cell office:value-type="float" office:value="19506.49">
            <text:p>19.506,4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FREDO DE OLIVEIRA SILV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OLIVEIRA MELO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LINDO LOPES DE ALMEI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TRAN DE PEREIRA MONTE<text:s text:c="57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Y DE MEDEIROS LAG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JORGE BEZERRA DE BARROS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LOPES VILANOV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ICERO GUEDES DA SILV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572.03">
            <text:p>5.572,03</text:p>
          </table:table-cell>
          <table:table-cell office:value-type="float" office:value="0.00">
            <text:p>0</text:p>
          </table:table-cell>
          <table:table-cell office:value-type="float" office:value="8051.43">
            <text:p>8.051,43</text:p>
          </table:table-cell>
          <table:table-cell office:value-type="float" office:value="20134.35">
            <text:p>20.134,3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RISOLOGO CERQUEIRA DE SOUZ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624.16">
            <text:p>5.624,16</text:p>
          </table:table-cell>
          <table:table-cell office:value-type="float" office:value="0.00">
            <text:p>0</text:p>
          </table:table-cell>
          <table:table-cell office:value-type="float" office:value="8103.56">
            <text:p>8.103,56</text:p>
          </table:table-cell>
          <table:table-cell office:value-type="float" office:value="20082.22">
            <text:p>20.082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ANILO DE FREITAS CAVALCANTI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ILZA PIMENTEL LEITE<text:s text:c="60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OGIVAL DE MOURA ALVE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UARDO BARROS MALHEIROS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7313.06">
            <text:p>7.313,0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763.00">
            <text:p>33.763</text:p>
          </table:table-cell>
          <table:table-cell office:value-type="float" office:value="2471.85">
            <text:p>2.471,85</text:p>
          </table:table-cell>
          <table:table-cell office:value-type="float" office:value="0.00">
            <text:p>0</text:p>
          </table:table-cell>
          <table:table-cell office:value-type="float" office:value="4021.17">
            <text:p>4.021,17</text:p>
          </table:table-cell>
          <table:table-cell office:value-type="float" office:value="2471.85">
            <text:p>2.471,85</text:p>
          </table:table-cell>
          <table:table-cell office:value-type="float" office:value="31291.15">
            <text:p>31.291,1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EDUARDO BARROS MALHEIROS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784.17">
            <text:p>37.784,1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763.00">
            <text:p>33.763</text:p>
          </table:table-cell>
          <table:table-cell office:value-type="float" office:value="2471.85">
            <text:p>2.471,85</text:p>
          </table:table-cell>
          <table:table-cell office:value-type="float" office:value="0.00">
            <text:p>0</text:p>
          </table:table-cell>
          <table:table-cell office:value-type="float" office:value="4021.17">
            <text:p>4.021,17</text:p>
          </table:table-cell>
          <table:table-cell office:value-type="float" office:value="2471.85">
            <text:p>2.471,85</text:p>
          </table:table-cell>
          <table:table-cell office:value-type="float" office:value="31291.15">
            <text:p>31.291,1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STEVAO DA ROCHA LIMA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IO ROCHA CABRAL DE VASCONCELOS<text:s text:c="47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O AUGUSTO DE ARAUJO JORGE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O DE ASSIS CLAUDINO DA COSTA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O JOSE TORR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LIO LUNA TORRES<text:s text:c="63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UMBERTO JORGE DE AQUINO LOPES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ITAMAR GAMA E SILVA<text:s text:c="61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TAMAR GAMA E SILVA<text:s text:c="61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VAN BEZERRA DE BARRO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ETE COSTA MAIA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UARIO PROCOPIO TOLEDO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ERONYMO THEOBALDO DE LIM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LVES DE SA<text:s text:c="6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6199.89">
            <text:p>6.199,89</text:p>
          </table:table-cell>
          <table:table-cell office:value-type="float" office:value="0.00">
            <text:p>0</text:p>
          </table:table-cell>
          <table:table-cell office:value-type="float" office:value="8679.29">
            <text:p>8.679,29</text:p>
          </table:table-cell>
          <table:table-cell office:value-type="float" office:value="19506.49">
            <text:p>19.506,4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UTO MONTEIRO GUIMARAES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5484.79">
            <text:p>5.484,7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763.00">
            <text:p>33.763</text:p>
          </table:table-cell>
          <table:table-cell office:value-type="float" office:value="2471.85">
            <text:p>2.471,85</text:p>
          </table:table-cell>
          <table:table-cell office:value-type="float" office:value="0.00">
            <text:p>0</text:p>
          </table:table-cell>
          <table:table-cell office:value-type="float" office:value="2192.90">
            <text:p>2.192,9</text:p>
          </table:table-cell>
          <table:table-cell office:value-type="float" office:value="2471.85">
            <text:p>2.471,85</text:p>
          </table:table-cell>
          <table:table-cell office:value-type="float" office:value="31291.15">
            <text:p>31.291,1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DE OLIVEIRA SANTOS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GERALDO DANTA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4936.32">
            <text:p>4.936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763.00">
            <text:p>33.763</text:p>
          </table:table-cell>
          <table:table-cell office:value-type="float" office:value="3092.89">
            <text:p>3.092,89</text:p>
          </table:table-cell>
          <table:table-cell office:value-type="float" office:value="7041.33">
            <text:p>7.041,33</text:p>
          </table:table-cell>
          <table:table-cell office:value-type="float" office:value="1644.43">
            <text:p>1.644,43</text:p>
          </table:table-cell>
          <table:table-cell office:value-type="float" office:value="10134.22">
            <text:p>10.134,22</text:p>
          </table:table-cell>
          <table:table-cell office:value-type="float" office:value="23628.78">
            <text:p>23.628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RUBEM FONSECA DE LIM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SIMPLICIO<text:s text:c="6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JOSE SIMPLICIO<text:s text:c="6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0.78">
            <text:p>2.730,78</text:p>
          </table:table-cell>
          <table:table-cell office:value-type="float" office:value="27740.33">
            <text:p>27.7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THOMAZ DA SILVA NONO NETO<text:s text:c="50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LEBERT CALHEIROS DA SILV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5605.56">
            <text:p>5.605,56</text:p>
          </table:table-cell>
          <table:table-cell office:value-type="float" office:value="0.00">
            <text:p>0</text:p>
          </table:table-cell>
          <table:table-cell office:value-type="float" office:value="8336.34">
            <text:p>8.336,34</text:p>
          </table:table-cell>
          <table:table-cell office:value-type="float" office:value="22134.77">
            <text:p>22.134,7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INA ACIOLI LINS<text:s text:c="6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6043.48">
            <text:p>6.043,48</text:p>
          </table:table-cell>
          <table:table-cell office:value-type="float" office:value="0.00">
            <text:p>0</text:p>
          </table:table-cell>
          <table:table-cell office:value-type="float" office:value="8522.88">
            <text:p>8.522,88</text:p>
          </table:table-cell>
          <table:table-cell office:value-type="float" office:value="19662.90">
            <text:p>19.662,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IANO CHAGAS DA SILVA<text:s text:c="57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9141.33">
            <text:p>9.141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763.00">
            <text:p>33.763</text:p>
          </table:table-cell>
          <table:table-cell office:value-type="float" office:value="3092.89">
            <text:p>3.092,89</text:p>
          </table:table-cell>
          <table:table-cell office:value-type="float" office:value="7041.33">
            <text:p>7.041,33</text:p>
          </table:table-cell>
          <table:table-cell office:value-type="float" office:value="5849.44">
            <text:p>5.849,44</text:p>
          </table:table-cell>
          <table:table-cell office:value-type="float" office:value="10134.22">
            <text:p>10.134,22</text:p>
          </table:table-cell>
          <table:table-cell office:value-type="float" office:value="23628.78">
            <text:p>23.628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ZIA ALMEIDA DE OLIVEIR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246.86">
            <text:p>2.246,86</text:p>
          </table:table-cell>
          <table:table-cell office:value-type="float" office:value="5158.92">
            <text:p>5.158,92</text:p>
          </table:table-cell>
          <table:table-cell office:value-type="float" office:value="0.00">
            <text:p>0</text:p>
          </table:table-cell>
          <table:table-cell office:value-type="float" office:value="7405.78">
            <text:p>7.405,78</text:p>
          </table:table-cell>
          <table:table-cell office:value-type="float" office:value="18666.06">
            <text:p>18.666,0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NOEL CARVALHO DE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NOEL CORREIA COSTA FILHO<text:s text:c="54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US ROBSON NASCIMENTO COST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3415.12">
            <text:p>3.415,12</text:p>
          </table:table-cell>
          <table:table-cell office:value-type="float" office:value="0.00">
            <text:p>0</text:p>
          </table:table-cell>
          <table:table-cell office:value-type="float" office:value="5894.52">
            <text:p>5.894,52</text:p>
          </table:table-cell>
          <table:table-cell office:value-type="float" office:value="22291.26">
            <text:p>22.291,2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AMELIA REBELO BRANDAO SANTOS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AS GRACAS GOMES DE OLIVEIRA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676.30">
            <text:p>5.676,3</text:p>
          </table:table-cell>
          <table:table-cell office:value-type="float" office:value="0.00">
            <text:p>0</text:p>
          </table:table-cell>
          <table:table-cell office:value-type="float" office:value="8155.70">
            <text:p>8.155,7</text:p>
          </table:table-cell>
          <table:table-cell office:value-type="float" office:value="20030.08">
            <text:p>20.030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O CARMO VARGA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246.86">
            <text:p>2.246,86</text:p>
          </table:table-cell>
          <table:table-cell office:value-type="float" office:value="5106.78">
            <text:p>5.106,78</text:p>
          </table:table-cell>
          <table:table-cell office:value-type="float" office:value="0.00">
            <text:p>0</text:p>
          </table:table-cell>
          <table:table-cell office:value-type="float" office:value="7353.64">
            <text:p>7.353,64</text:p>
          </table:table-cell>
          <table:table-cell office:value-type="float" office:value="18718.20">
            <text:p>18.718,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O JORGE SANTOS LESS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4832.86">
            <text:p>4.832,86</text:p>
          </table:table-cell>
          <table:table-cell office:value-type="float" office:value="0.00">
            <text:p>0</text:p>
          </table:table-cell>
          <table:table-cell office:value-type="float" office:value="7563.64">
            <text:p>7.563,64</text:p>
          </table:table-cell>
          <table:table-cell office:value-type="float" office:value="22907.47">
            <text:p>22.907,4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ENE DE SANTANA OLIVEIR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MARLENE DE SANTANA OLIVEIR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0.78">
            <text:p>2.730,78</text:p>
          </table:table-cell>
          <table:table-cell office:value-type="float" office:value="27740.33">
            <text:p>27.7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ROBERTO ALCANTAR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5061.72">
            <text:p>5.061,72</text:p>
          </table:table-cell>
          <table:table-cell office:value-type="float" office:value="0.00">
            <text:p>0</text:p>
          </table:table-cell>
          <table:table-cell office:value-type="float" office:value="7792.50">
            <text:p>7.792,5</text:p>
          </table:table-cell>
          <table:table-cell office:value-type="float" office:value="22678.61">
            <text:p>22.678,6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ROBERTO MARQUES DOS ANJOS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4715.34">
            <text:p>4.715,34</text:p>
          </table:table-cell>
          <table:table-cell office:value-type="float" office:value="0.00">
            <text:p>0</text:p>
          </table:table-cell>
          <table:table-cell office:value-type="float" office:value="7446.12">
            <text:p>7.446,12</text:p>
          </table:table-cell>
          <table:table-cell office:value-type="float" office:value="23024.99">
            <text:p>23.024,9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EDRO MACEDO MARQUES<text:s text:c="60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ITA DE CASSIA DE AGUIRRE S SILVA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246.86">
            <text:p>2.246,86</text:p>
          </table:table-cell>
          <table:table-cell office:value-type="float" office:value="5106.78">
            <text:p>5.106,78</text:p>
          </table:table-cell>
          <table:table-cell office:value-type="float" office:value="0.00">
            <text:p>0</text:p>
          </table:table-cell>
          <table:table-cell office:value-type="float" office:value="7353.64">
            <text:p>7.353,64</text:p>
          </table:table-cell>
          <table:table-cell office:value-type="float" office:value="18718.20">
            <text:p>18.718,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IVALDO CORREIA DE AMORIM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183.50">
            <text:p>6.183,5</text:p>
          </table:table-cell>
          <table:table-cell office:value-type="float" office:value="0.00">
            <text:p>0</text:p>
          </table:table-cell>
          <table:table-cell office:value-type="float" office:value="8914.28">
            <text:p>8.914,28</text:p>
          </table:table-cell>
          <table:table-cell office:value-type="float" office:value="21556.83">
            <text:p>21.556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ERGIO EDUARDO SIMO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394.61">
            <text:p>5.394,61</text:p>
          </table:table-cell>
          <table:table-cell office:value-type="float" office:value="0.00">
            <text:p>0</text:p>
          </table:table-cell>
          <table:table-cell office:value-type="float" office:value="7874.01">
            <text:p>7.874,01</text:p>
          </table:table-cell>
          <table:table-cell office:value-type="float" office:value="20311.77">
            <text:p>20.311,7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SERGIO EDUARDO SIMO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79.40">
            <text:p>2.479,4</text:p>
          </table:table-cell>
          <table:table-cell office:value-type="float" office:value="25706.38">
            <text:p>25.706,3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LVIO MENEZES TAVARE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ONIA SILVA BRITO LIM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SONIA SILVA BRITO LIM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30.78">
            <text:p>2.730,78</text:p>
          </table:table-cell>
          <table:table-cell office:value-type="float" office:value="27740.33">
            <text:p>27.7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ANIA MARIA CAVALCANTI LIM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624.16">
            <text:p>5.624,16</text:p>
          </table:table-cell>
          <table:table-cell office:value-type="float" office:value="0.00">
            <text:p>0</text:p>
          </table:table-cell>
          <table:table-cell office:value-type="float" office:value="8103.56">
            <text:p>8.103,56</text:p>
          </table:table-cell>
          <table:table-cell office:value-type="float" office:value="20082.22">
            <text:p>20.082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ERA LUCIA VIEIRA CRISPIM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676.30">
            <text:p>5.676,3</text:p>
          </table:table-cell>
          <table:table-cell office:value-type="float" office:value="0.00">
            <text:p>0</text:p>
          </table:table-cell>
          <table:table-cell office:value-type="float" office:value="8155.70">
            <text:p>8.155,7</text:p>
          </table:table-cell>
          <table:table-cell office:value-type="float" office:value="20030.08">
            <text:p>20.030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ERA MALTA NOLASCO MOURA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730.78">
            <text:p>2.730,78</text:p>
          </table:table-cell>
          <table:table-cell office:value-type="float" office:value="6235.64">
            <text:p>6.235,64</text:p>
          </table:table-cell>
          <table:table-cell office:value-type="float" office:value="0.00">
            <text:p>0</text:p>
          </table:table-cell>
          <table:table-cell office:value-type="float" office:value="8966.42">
            <text:p>8.966,42</text:p>
          </table:table-cell>
          <table:table-cell office:value-type="float" office:value="21504.69">
            <text:p>21.504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ENTINA VASCO DO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2479.40">
            <text:p>2.479,4</text:p>
          </table:table-cell>
          <table:table-cell office:value-type="float" office:value="5676.30">
            <text:p>5.676,3</text:p>
          </table:table-cell>
          <table:table-cell office:value-type="float" office:value="0.00">
            <text:p>0</text:p>
          </table:table-cell>
          <table:table-cell office:value-type="float" office:value="8155.70">
            <text:p>8.155,7</text:p>
          </table:table-cell>
          <table:table-cell office:value-type="float" office:value="20030.08">
            <text:p>20.030,0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AIRA FREITAS DE CARVALHO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1625.83">
            <text:p>1.625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25.83">
            <text:p>1.625,83</text:p>
          </table:table-cell>
          <table:table-cell office:value-type="float" office:value="24446.01">
            <text:p>24.446,0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ILSON DA SILVA BARRO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2109.75">
            <text:p>2.109,7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09.75">
            <text:p>2.109,75</text:p>
          </table:table-cell>
          <table:table-cell office:value-type="float" office:value="28361.36">
            <text:p>28.361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 table:style-name="ce2">
            <text:p>Total</text:p>
          </table:table-cell>
          <table:table-cell table:style-name="ce2"/>
          <table:table-cell table:style-name="ce2"/>
          <table:table-cell table:style-name="ce2"/>
          <table:table-cell office:value-type="float" office:value="1816002.00" table:style-name="ce2">
            <text:p>1.816.002</text:p>
          </table:table-cell>
          <table:table-cell office:value-type="float" office:value="26875.50" table:style-name="ce2">
            <text:p>26.875,5</text:p>
          </table:table-cell>
          <table:table-cell office:value-type="float" office:value="0.00" table:style-name="ce2">
            <text:p>0</text:p>
          </table:table-cell>
          <table:table-cell office:value-type="float" office:value="187854.39" table:style-name="ce2">
            <text:p>187.854,39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2013002.78" table:style-name="ce2">
            <text:p>2.013.002,78</text:p>
          </table:table-cell>
          <table:table-cell office:value-type="float" office:value="163052.73" table:style-name="ce2">
            <text:p>163.052,73</text:p>
          </table:table-cell>
          <table:table-cell office:value-type="float" office:value="209373.88" table:style-name="ce2">
            <text:p>209.373,88</text:p>
          </table:table-cell>
          <table:table-cell office:value-type="float" office:value="17729.11" table:style-name="ce2">
            <text:p>17.729,11</text:p>
          </table:table-cell>
          <table:table-cell office:value-type="float" office:value="372426.61" table:style-name="ce2">
            <text:p>372.426,61</text:p>
          </table:table-cell>
          <table:table-cell office:value-type="float" office:value="1640576.17" table:style-name="ce2">
            <text:p>1.640.576,17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a) -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2">
          <table:table-cell office:value-type="string">
            <text:p>(b) -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2">
          <table:table-cell office:value-type="string">
            <text:p>(c) -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2">
          <table:table-cell office:value-type="string">
            <text:p>(d) -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2">
          <table:table-cell office:value-type="string">
            <text:p>(e) -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2">
          <table:table-cell office:value-type="string">
            <text:p>(f) -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2">
          <table:table-cell office:value-type="string">
            <text:p>(g) - Total dos rendimentos brutos pagos no mês.</text:p>
          </table:table-cell>
          <table:table-cell table:number-columns-repeated="1023"/>
        </table:table-row>
        <table:table-row table:style-name="ro2">
          <table:table-cell office:value-type="string">
            <text:p>(h) -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2">
          <table:table-cell office:value-type="string">
            <text:p>(i) - Imposto de Renda Retido na Fonte.</text:p>
          </table:table-cell>
          <table:table-cell table:number-columns-repeated="1023"/>
        </table:table-row>
        <table:table-row table:style-name="ro2">
          <table:table-cell office:value-type="string">
            <text:p>(j) -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2">
          <table:table-cell office:value-type="string">
            <text:p>(k) - Total dos descontos efetuados no mês.</text:p>
          </table:table-cell>
          <table:table-cell table:number-columns-repeated="1023"/>
        </table:table-row>
        <table:table-row table:style-name="ro2">
          <table:table-cell office:value-type="string">
            <text:p>(l) - Rendimento líquido após os descontos referidos nos itens anteriores.</text:p>
          </table:table-cell>
          <table:table-cell table:number-columns-repeated="1023"/>
        </table:table-row>
        <table:table-row table:style-name="ro2">
          <table:table-cell office:value-type="string">
            <text:p>(m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>
            <text:p>(n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 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46:07.9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</meta:initial-creator>
    <meta:creation-date>2015-07-14T18:47:59</meta:creation-date>
    <dc:date>2019-05-16T12:46:15.624000000</dc:date>
    <meta:generator>jOpenDocument/1.3</meta:generator>
    <meta:editing-duration>PT1H54M30S</meta:editing-duration>
    <meta:editing-cycles>3</meta:editing-cycles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